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E000001F4DE51DA4E.png"/>
  <manifest:file-entry manifest:media-type="image/png" manifest:full-path="Pictures/10000000000000F7000000CC4CC5AC8C.png"/>
  <manifest:file-entry manifest:media-type="image/png" manifest:full-path="Pictures/10000000000000F000000095CD309E65.png"/>
  <manifest:file-entry manifest:media-type="image/png" manifest:full-path="Pictures/100000000000010A000000BDD9C79390.png"/>
  <manifest:file-entry manifest:media-type="image/png" manifest:full-path="Pictures/10000000000001B5000001CD7E5D33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Αντικείμενο_20_χωρίς_20_περιεχόμενο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3333" draw:marker-start="Arrow" draw:marker-start-width="0.3cm" draw:marker-end="Arrow" draw:textarea-vertical-align="middle"/>
    </style:style>
    <style:style style:name="gr3" style:family="graphic" style:parent-style-name="Αντικείμενο_20_χωρίς_20_περιεχόμενο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color="#000000" draw:marker-start="Arrow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6" style:family="graphic" style:parent-style-name="objectwithoutfill">
      <style:graphic-properties svg:stroke-color="#ff3333" draw:marker-start="Arrow" draw:marker-end="Arrow" draw:fill="none" draw:textarea-vertical-align="middle"/>
    </style:style>
    <style:style style:name="gr7" style:family="graphic" style:parent-style-name="objectwithoutfill">
      <style:graphic-properties svg:stroke-color="#006600" draw:marker-start="Arrow" draw:marker-end="Arrow" draw:fill="none" draw:textarea-vertical-align="middle"/>
    </style:style>
    <style:style style:name="gr8" style:family="graphic" style:parent-style-name="objectwithoutfill">
      <style:graphic-properties svg:stroke-color="#003366" draw:marker-start="Arrow" draw:marker-end="Arrow" draw:fill="none" draw:textarea-vertical-align="middle"/>
    </style:style>
    <style:style style:name="gr9" style:family="graphic" style:parent-style-name="objectwithoutfill">
      <style:graphic-properties svg:stroke-color="#4b1f6f" draw:marker-start="Arrow" draw:marker-end="Arrow" draw:fill="none" draw:textarea-vertical-align="middle"/>
    </style:style>
    <style:style style:name="gr10" style:family="graphic" style:parent-style-name="objectwithoutfill">
      <style:graphic-properties svg:stroke-color="#004586" draw:marker-start="Arrow" draw:marker-end="Arrow" draw:fill="none" draw:textarea-vertical-align="middle"/>
    </style:style>
    <style:style style:name="gr11" style:family="graphic" style:parent-style-name="objectwithoutfill">
      <style:graphic-properties svg:stroke-color="#660066" draw:marker-start="Arrow" draw:marker-end="Arrow" draw:fill="none" draw:textarea-vertical-align="middle"/>
    </style:style>
    <style:style style:name="gr12" style:family="graphic" style:parent-style-name="objectwithoutfill">
      <style:graphic-properties svg:stroke-color="#660066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Αντικείμενο_20_χωρίς_20_περιεχόμενο_20_και_20_χωρίς_20_γραμμή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00cc33" draw:fill="none" draw:textarea-vertical-align="middle"/>
    </style:style>
    <style:style style:name="gr18" style:family="graphic" style:parent-style-name="objectwithoutfill">
      <style:graphic-properties svg:stroke-color="#0066cc" draw:fill="none" draw:textarea-vertical-align="middle"/>
    </style:style>
    <style:style style:name="gr19" style:family="graphic" style:parent-style-name="objectwithoutfill">
      <style:graphic-properties svg:stroke-color="#009900" draw:fill="none" draw:textarea-vertical-align="middle"/>
    </style:style>
    <style:style style:name="gr20" style:family="graphic" style:parent-style-name="objectwithoutfill">
      <style:graphic-properties svg:stroke-color="#006699" draw:fill="none" draw:textarea-vertical-align="middle"/>
    </style:style>
    <style:style style:name="gr21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frame draw:style-name="gr1" draw:text-style-name="P1" draw:layer="layout" svg:width="9.249cm" svg:height="9.757cm" svg:x="7.351cm" svg:y="16.1cm">
          <draw:image xlink:href="Pictures/10000000000001B5000001CD7E5D3300.png" xlink:type="simple" xlink:show="embed" xlink:actuate="onLoad">
            <text:p/>
          </draw:image>
        </draw:frame>
        <draw:frame draw:style-name="gr1" draw:text-style-name="P1" draw:layer="layout" svg:width="7.6cm" svg:height="4.8cm" svg:x="7.4cm" svg:y="8.2cm">
          <draw:image xlink:href="Pictures/10000000000002EE000001F4DE51DA4E.png" xlink:type="simple" xlink:show="embed" xlink:actuate="onLoad">
            <text:p/>
          </draw:image>
        </draw:frame>
        <draw:line draw:style-name="gr2" draw:text-style-name="P1" draw:layer="measurelines" svg:x1="11.1cm" svg:y1="12.8cm" svg:x2="11.2cm" svg:y2="15.2cm">
          <text:p/>
        </draw:line>
        <draw:line draw:style-name="gr2" draw:text-style-name="P1" draw:layer="measurelines" svg:x1="11.2cm" svg:y1="15.2cm" svg:x2="4.5cm" svg:y2="15.2cm">
          <text:p/>
        </draw:line>
        <draw:line draw:style-name="gr2" draw:text-style-name="P1" draw:layer="measurelines" svg:x1="4.6cm" svg:y1="15cm" svg:x2="4.6cm" svg:y2="25.2cm">
          <text:p/>
        </draw:line>
        <draw:line draw:style-name="gr2" draw:text-style-name="P1" draw:layer="measurelines" svg:x1="4.6cm" svg:y1="25.3cm" svg:x2="7.5cm" svg:y2="25.3cm">
          <text:p/>
        </draw:line>
        <draw:frame draw:style-name="gr1" draw:text-style-name="P1" draw:layer="measurelines" svg:width="5.079cm" svg:height="1.5cm" svg:x="2.8cm" svg:y="10cm">
          <draw:image xlink:href="Pictures/10000000000000F000000095CD309E65.png" xlink:type="simple" xlink:show="embed" xlink:actuate="onLoad">
            <text:p/>
          </draw:image>
        </draw:frame>
        <draw:frame draw:style-name="gr3" draw:text-style-name="P1" draw:layer="measurelines" svg:width="2.816cm" svg:height="1.747cm" draw:transform="skewX (0.000523598775598201) rotate (0.0555014702134092) translate (14.7cm 9.856cm)">
          <draw:image xlink:href="Pictures/10000000000000F000000095CD309E65.png" xlink:type="simple" xlink:show="embed" xlink:actuate="onLoad">
            <text:p/>
          </draw:image>
        </draw:frame>
        <draw:frame draw:style-name="gr1" draw:text-style-name="P1" draw:layer="measurelines" svg:width="5.009cm" svg:height="4.106cm" draw:transform="rotate (-1.55177223794905) translate (4.505cm 11.7cm)">
          <draw:image xlink:href="Pictures/10000000000000F7000000CC4CC5AC8C.png" xlink:type="simple" xlink:show="embed" xlink:actuate="onLoad">
            <text:p/>
          </draw:image>
        </draw:frame>
        <draw:line draw:style-name="gr4" draw:text-style-name="P1" draw:layer="measurelines" svg:x1="3.6cm" svg:y1="12.4cm" svg:x2="10.7cm" svg:y2="14.3cm">
          <text:p/>
        </draw:line>
        <draw:line draw:style-name="gr4" draw:text-style-name="P1" draw:layer="measurelines" svg:x1="10.6cm" svg:y1="14.2cm" svg:x2="10.6cm" svg:y2="12.7cm">
          <text:p/>
        </draw:line>
        <draw:line draw:style-name="gr5" draw:text-style-name="P1" draw:layer="measurelines" svg:x1="3.6cm" svg:y1="12.4cm" svg:x2="3.7cm" svg:y2="22.6cm">
          <text:p/>
        </draw:line>
        <draw:line draw:style-name="gr5" draw:text-style-name="P1" draw:layer="measurelines" svg:x1="3.7cm" svg:y1="22.6cm" svg:x2="7.8cm" svg:y2="22.9cm">
          <text:p/>
        </draw:line>
        <draw:line draw:style-name="gr6" draw:text-style-name="P1" draw:layer="measurelines" svg:x1="3.3cm" svg:y1="12.4cm" svg:x2="3.3cm" svg:y2="11.6cm">
          <text:p/>
        </draw:line>
        <draw:line draw:style-name="gr6" draw:text-style-name="P1" draw:layer="measurelines" svg:x1="3.3cm" svg:y1="11.6cm" svg:x2="10.1cm" svg:y2="12.5cm">
          <text:p/>
        </draw:line>
        <draw:line draw:style-name="gr7" draw:text-style-name="P1" draw:layer="measurelines" svg:x1="16.7cm" svg:y1="23.9cm" svg:x2="18.3cm" svg:y2="23.9cm">
          <text:p/>
        </draw:line>
        <draw:line draw:style-name="gr7" draw:text-style-name="P1" draw:layer="measurelines" svg:x1="18.2cm" svg:y1="23.9cm" svg:x2="17.9cm" svg:y2="14.4cm">
          <text:p/>
        </draw:line>
        <draw:line draw:style-name="gr7" draw:text-style-name="P1" draw:layer="measurelines" svg:x1="18cm" svg:y1="14.5cm" svg:x2="11.3cm" svg:y2="14.4cm">
          <text:p/>
        </draw:line>
        <draw:line draw:style-name="gr7" draw:text-style-name="P1" draw:layer="measurelines" svg:x1="11.4cm" svg:y1="14.4cm" svg:x2="11.4cm" svg:y2="12.9cm">
          <text:p/>
        </draw:line>
        <draw:line draw:style-name="gr8" draw:text-style-name="P1" draw:layer="measurelines" svg:x1="16.6cm" svg:y1="23.4cm" svg:x2="17.4cm" svg:y2="23.5cm">
          <text:p/>
        </draw:line>
        <draw:line draw:style-name="gr8" draw:text-style-name="P1" draw:layer="measurelines" svg:x1="17.3cm" svg:y1="23.5cm" svg:x2="16.8cm" svg:y2="13.8cm">
          <text:p/>
        </draw:line>
        <draw:line draw:style-name="gr8" draw:text-style-name="P1" draw:layer="measurelines" svg:x1="16.8cm" svg:y1="13.9cm" svg:x2="12.7cm" svg:y2="13.9cm">
          <text:p/>
        </draw:line>
        <draw:line draw:style-name="gr8" draw:text-style-name="P1" draw:layer="measurelines" svg:x1="12.8cm" svg:y1="13.9cm" svg:x2="12.7cm" svg:y2="13cm">
          <text:p/>
        </draw:line>
        <draw:line draw:style-name="gr9" draw:text-style-name="P1" draw:layer="measurelines" svg:x1="16.6cm" svg:y1="22cm" svg:x2="19.5cm" svg:y2="22cm">
          <text:p/>
        </draw:line>
        <draw:line draw:style-name="gr9" draw:text-style-name="P1" draw:layer="measurelines" svg:x1="19.4cm" svg:y1="22cm" svg:x2="19.2cm" svg:y2="13.3cm">
          <text:p/>
        </draw:line>
        <draw:line draw:style-name="gr9" draw:text-style-name="P1" draw:layer="measurelines" svg:x1="19.2cm" svg:y1="13.4cm" svg:x2="11.6cm" svg:y2="13.4cm">
          <text:p/>
        </draw:line>
        <draw:line draw:style-name="gr9" draw:text-style-name="P1" draw:layer="measurelines" svg:x1="11.7cm" svg:y1="13.4cm" svg:x2="11.7cm" svg:y2="12.7cm">
          <text:p/>
        </draw:line>
        <draw:line draw:style-name="gr10" draw:text-style-name="P1" draw:layer="measurelines" svg:x1="14.8cm" svg:y1="21.4cm" svg:x2="11.9cm" svg:y2="12.8cm">
          <text:p/>
        </draw:line>
        <draw:line draw:style-name="gr11" draw:text-style-name="P1" draw:layer="measurelines" svg:x1="15.2cm" svg:y1="22.9cm" svg:x2="15.1cm" svg:y2="15.2cm">
          <text:p/>
        </draw:line>
        <draw:line draw:style-name="gr11" draw:text-style-name="P1" draw:layer="measurelines" svg:x1="15.197cm" svg:y1="15.384cm" svg:x2="12.202cm" svg:y2="15.216cm">
          <text:p/>
        </draw:line>
        <draw:line draw:style-name="gr5" draw:text-style-name="P1" draw:layer="measurelines" svg:x1="7.8cm" svg:y1="12.5cm" svg:x2="0.2cm" svg:y2="0.5cm">
          <text:p/>
        </draw:line>
        <draw:line draw:style-name="gr12" draw:text-style-name="P1" draw:layer="layout" svg:x1="12.3cm" svg:y1="15.2cm" svg:x2="12.2cm" svg:y2="12.7cm">
          <text:p/>
        </draw:line>
        <draw:line draw:style-name="gr13" draw:text-style-name="P1" draw:layer="layout" svg:x1="16.6cm" svg:y1="22.4cm" svg:x2="18.9cm" svg:y2="22.4cm">
          <text:p/>
        </draw:line>
        <draw:line draw:style-name="gr13" draw:text-style-name="P1" draw:layer="layout" svg:x1="18.9cm" svg:y1="22.4cm" svg:x2="18.5cm" svg:y2="12.8cm">
          <text:p/>
        </draw:line>
        <draw:line draw:style-name="gr13" draw:text-style-name="P1" draw:layer="layout" svg:x1="18.5cm" svg:y1="12.894cm" svg:x2="12.4cm" svg:y2="12.7cm">
          <text:p/>
        </draw:line>
        <draw:frame draw:style-name="gr14" draw:text-style-name="P1" draw:layer="layout" svg:width="5.629cm" svg:height="4cm" draw:transform="rotate (1.54950330992027) translate (0cm 28.828cm)">
          <draw:image xlink:href="Pictures/100000000000010A000000BDD9C79390.png" xlink:type="simple" xlink:show="embed" xlink:actuate="onLoad">
            <text:p/>
          </draw:image>
        </draw:frame>
        <draw:line draw:style-name="gr15" draw:text-style-name="P1" draw:layer="layout" svg:x1="3.1cm" svg:y1="28.2cm" svg:x2="4.6cm" svg:y2="28.2cm">
          <text:p/>
        </draw:line>
        <draw:line draw:style-name="gr15" draw:text-style-name="P1" draw:layer="layout" svg:x1="4.4cm" svg:y1="28.1cm" svg:x2="4.6cm" svg:y2="25.1cm">
          <text:p/>
        </draw:line>
        <draw:line draw:style-name="gr16" draw:text-style-name="P1" draw:layer="layout" svg:x1="3.2cm" svg:y1="23.5cm" svg:x2="3.8cm" svg:y2="22.5cm">
          <text:p/>
        </draw:line>
        <draw:line draw:style-name="gr17" draw:text-style-name="P1" draw:layer="layout" svg:x1="3.6cm" svg:y1="26.6cm" svg:x2="7.4cm" svg:y2="22.4cm">
          <text:p/>
        </draw:line>
        <draw:line draw:style-name="gr18" draw:text-style-name="P1" draw:layer="layout" svg:x1="3.7cm" svg:y1="25.2cm" svg:x2="5.3cm" svg:y2="22cm">
          <text:p/>
        </draw:line>
        <draw:line draw:style-name="gr18" draw:text-style-name="P1" draw:layer="layout" svg:x1="5.3cm" svg:y1="22.1cm" svg:x2="7.6cm" svg:y2="21.9cm">
          <text:p/>
        </draw:line>
        <draw:frame draw:style-name="gr14" draw:text-style-name="P1" draw:layer="layout" svg:width="5.629cm" svg:height="4cm" draw:transform="rotate (1.58318816448376) translate (-0.4cm 22.7cm)">
          <draw:image xlink:href="Pictures/100000000000010A000000BDD9C79390.png" xlink:type="simple" xlink:show="embed" xlink:actuate="onLoad">
            <text:p/>
          </draw:image>
        </draw:frame>
        <draw:line draw:style-name="gr19" draw:text-style-name="P1" draw:layer="layout" svg:x1="3.2cm" svg:y1="20.2cm" svg:x2="7.7cm" svg:y2="19.5cm">
          <text:p/>
        </draw:line>
        <draw:line draw:style-name="gr20" draw:text-style-name="P1" draw:layer="layout" svg:x1="3.2cm" svg:y1="18.9cm" svg:x2="7.7cm" svg:y2="19.9cm">
          <text:p/>
        </draw:line>
        <draw:line draw:style-name="gr21" draw:text-style-name="P1" draw:layer="layout" svg:x1="2.6cm" svg:y1="22.3cm" svg:x2="2.6cm" svg:y2="28.5cm">
          <text:p/>
        </draw:line>
        <draw:line draw:style-name="gr22" draw:text-style-name="P1" draw:layer="layout" svg:x1="2.6cm" svg:y1="28.4cm" svg:x2="4.5cm" svg:y2="28.2cm">
          <text:p/>
        </draw:line>
        <draw:line draw:style-name="gr16" draw:text-style-name="P1" draw:layer="layout" svg:x1="2.6cm" svg:y1="17.2cm" svg:x2="3.8cm" svg:y2="17.2cm">
          <text:p/>
        </draw:line>
        <officeooo:annotation svg:x="0cm" svg:y="0cm">
          <dc:date>2021-04-13T11:04:05</dc:date>
          <text:p>JUMPER ΠΡΕΠΕΙ ΝΑ ΜΕΙΝΕΙ ΣΤΗΝ ΘΕΣΗ ΤΟΥ</text:p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περιεχόμενο_20_και_20_χωρίς_20_γραμμή" style:display-name="Αντικείμενο χωρίς περιεχόμενο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4-13T10:04:32.50</meta:creation-date>
    <dc:date>2021-04-13T11:37:01.93</dc:date>
    <meta:editing-duration>PT1H11M39S</meta:editing-duration>
    <meta:editing-cycles>11</meta:editing-cycles>
    <meta:generator>OpenOffice/4.1.7$Win32 OpenOffice.org_project/417m1$Build-9800</meta:generator>
    <meta:document-statistic meta:object-count="48"/>
  </office:meta>
</office:document-meta>
</file>